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0000000800705DBD1FFB966CBC.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paragraph-properties fo:line-height="100%" fo:text-align="center" style:justify-single-word="false"/>
      <style:text-properties style:font-name="Arial" fo:font-size="15pt" fo:font-weight="normal" officeooo:rsid="000a7b6c" officeooo:paragraph-rsid="000a7b6c" style:font-size-asian="15pt" style:font-weight-asian="normal" style:font-name-complex="Arial" style:font-size-complex="15pt" style:font-weight-complex="normal"/>
    </style:style>
    <style:style style:name="P2" style:family="paragraph" style:parent-style-name="Standard">
      <style:paragraph-properties fo:line-height="100%"/>
      <style:text-properties style:font-name="Arial" fo:font-size="14pt" officeooo:paragraph-rsid="00289056" style:font-size-asian="14pt" style:font-name-complex="Arial" style:font-size-complex="14pt"/>
    </style:style>
    <style:style style:name="P3" style:family="paragraph" style:parent-style-name="Standard">
      <style:text-properties style:font-name="Arial" fo:font-size="11pt" fo:language="ca" fo:country="ES" fo:font-weight="normal" officeooo:rsid="000d7cf8" officeooo:paragraph-rsid="001fe4d8" style:font-size-asian="11pt" style:font-weight-asian="normal" style:font-size-complex="11pt" style:font-weight-complex="normal"/>
    </style:style>
    <style:style style:name="P4" style:family="paragraph" style:parent-style-name="Standard">
      <style:text-properties style:font-name="Arial" fo:font-size="11pt" fo:language="ca" fo:country="ES" fo:font-weight="normal" officeooo:rsid="0029514f" officeooo:paragraph-rsid="0029514f" style:font-size-asian="11pt" style:font-weight-asian="normal" style:font-size-complex="11pt" style:font-weight-complex="normal"/>
    </style:style>
    <style:style style:name="P5" style:family="paragraph" style:parent-style-name="Standard">
      <style:text-properties style:font-name="Arial" fo:font-size="11pt" fo:language="ca" fo:country="ES" fo:font-weight="normal" officeooo:rsid="0029514f" officeooo:paragraph-rsid="0029514f" style:font-name-asian="Wingdings" style:font-size-asian="11pt" style:font-weight-asian="normal" style:font-name-complex="Arial" style:font-size-complex="11pt" style:font-weight-complex="normal"/>
    </style:style>
    <style:style style:name="P6" style:family="paragraph" style:parent-style-name="Standard">
      <style:text-properties style:font-name="Arial" fo:font-size="11pt" fo:language="ca" fo:country="ES" fo:font-weight="bold" officeooo:rsid="0029514f" officeooo:paragraph-rsid="0029514f" style:font-size-asian="11pt" style:font-weight-asian="bold" style:font-size-complex="11pt" style:font-weight-complex="bold"/>
    </style:style>
    <style:style style:name="P7" style:family="paragraph" style:parent-style-name="Standard">
      <style:text-properties style:font-name="Arial" fo:font-size="12pt" fo:language="ca" fo:country="ES" fo:font-weight="normal" officeooo:rsid="002b4d75" officeooo:paragraph-rsid="0032feb8" style:font-size-asian="12pt" style:font-weight-asian="normal" style:font-name-complex="Arial" style:font-size-complex="12pt" style:font-weight-complex="normal"/>
    </style:style>
    <style:style style:name="P8" style:family="paragraph" style:parent-style-name="Standard">
      <style:text-properties style:font-name="Arial" fo:font-size="12pt" fo:language="ca" fo:country="ES" fo:font-weight="bold" officeooo:rsid="0019f3c0" officeooo:paragraph-rsid="0032feb8" style:font-size-asian="12pt" style:font-weight-asian="bold" style:font-size-complex="12pt" style:font-weight-complex="bold"/>
    </style:style>
    <style:style style:name="P9" style:family="paragraph" style:parent-style-name="Standard">
      <style:text-properties fo:color="#000000" style:font-name="Arial" fo:font-size="14pt" fo:language="ca" fo:country="ES" fo:font-weight="bold" officeooo:rsid="0029514f" officeooo:paragraph-rsid="0029514f" style:font-name-asian="Times New Roman" style:font-size-asian="14pt" style:font-weight-asian="bold" style:font-name-complex="Arial" style:font-size-complex="14pt" style:language-complex="ar" style:country-complex="SA" style:font-weight-complex="bold"/>
    </style:style>
    <style:style style:name="P10" style:family="paragraph" style:parent-style-name="Standard">
      <style:text-properties fo:color="#000000" style:font-name="Arial" fo:font-size="14pt" fo:language="ca" fo:country="ES" fo:font-weight="bold" officeooo:rsid="00339569" officeooo:paragraph-rsid="00339569" style:font-name-asian="Times New Roman" style:font-size-asian="14pt" style:font-weight-asian="bold" style:font-name-complex="Arial" style:font-size-complex="14pt" style:language-complex="ar" style:country-complex="SA" style:font-weight-complex="bold"/>
    </style:style>
    <style:style style:name="P11" style:family="paragraph" style:parent-style-name="Standard">
      <style:text-properties officeooo:paragraph-rsid="0036eb2c"/>
    </style:style>
    <style:style style:name="P12"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P13" style:family="paragraph" style:parent-style-name="Footnote">
      <style:paragraph-properties fo:line-height="100%" style:snap-to-layout-grid="false"/>
    </style:style>
    <style:style style:name="P14" style:family="paragraph" style:parent-style-name="Footnote">
      <style:paragraph-properties fo:line-height="100%" style:snap-to-layout-grid="false"/>
      <style:text-properties officeooo:paragraph-rsid="00126f87"/>
    </style:style>
    <style:style style:name="P15" style:family="paragraph" style:parent-style-name="Footnote">
      <style:text-properties fo:font-size="5pt" style:font-size-asian="5pt"/>
    </style:style>
    <style:style style:name="P16" style:family="paragraph" style:parent-style-name="Standard">
      <style:paragraph-properties fo:break-before="page"/>
      <style:text-properties fo:color="#000000" style:font-name="Arial" fo:font-size="14pt" fo:language="ca" fo:country="ES" fo:font-weight="bold" officeooo:rsid="0029514f" officeooo:paragraph-rsid="0029514f" style:font-name-asian="Times New Roman" style:font-size-asian="14pt" style:font-weight-asian="bold" style:font-name-complex="Arial" style:font-size-complex="14pt" style:language-complex="ar" style:country-complex="SA" style:font-weight-complex="bold"/>
    </style:style>
    <style:style style:name="P17" style:family="paragraph" style:parent-style-name="Text_20_body">
      <style:text-properties style:font-name="Arial" fo:font-size="11pt" fo:language="ca" fo:country="ES" fo:font-weight="normal" officeooo:rsid="0029514f" officeooo:paragraph-rsid="0029514f" style:font-name-asian="Wingdings" style:font-size-asian="11pt" style:font-weight-asian="normal" style:font-name-complex="Arial" style:font-size-complex="11pt" style:font-weight-complex="normal"/>
    </style:style>
    <style:style style:name="P18" style:family="paragraph" style:parent-style-name="Standard" style:list-style-name="L1">
      <style:text-properties style:font-name="Arial" fo:font-size="10pt" fo:language="ca" fo:country="ES" fo:font-weight="normal" officeooo:rsid="0019f3c0" officeooo:paragraph-rsid="0032feb8" style:font-size-asian="10pt" style:font-weight-asian="normal" style:font-size-complex="10pt" style:font-weight-complex="normal"/>
    </style:style>
    <style:style style:name="P19" style:family="paragraph" style:parent-style-name="Standard" style:list-style-name="L1">
      <style:text-properties style:font-name="Arial" fo:font-size="10pt" fo:language="ca" fo:country="ES" fo:font-weight="normal" officeooo:rsid="003e9710" officeooo:paragraph-rsid="0032feb8" style:font-size-asian="10pt" style:font-weight-asian="normal" style:font-name-complex="Arial" style:font-size-complex="10pt" style:font-weight-complex="normal"/>
    </style:style>
    <style:style style:name="P20" style:family="paragraph" style:parent-style-name="Standard" style:list-style-name="L1">
      <style:text-properties style:font-name="Arial" fo:font-size="10pt" fo:language="ca" fo:country="ES" fo:font-weight="normal" officeooo:rsid="0032feb8" officeooo:paragraph-rsid="0032feb8" style:font-size-asian="10pt" style:font-weight-asian="normal" style:font-name-complex="Arial" style:font-size-complex="10pt" style:font-weight-complex="normal"/>
    </style:style>
    <style:style style:name="P21" style:family="paragraph" style:parent-style-name="Standard" style:list-style-name="L1">
      <style:text-properties style:font-name="Arial" fo:font-size="10pt" fo:language="ca" fo:country="ES" fo:font-weight="bold" officeooo:rsid="003e9710" officeooo:paragraph-rsid="0032feb8" style:font-size-asian="10pt" style:font-weight-asian="bold" style:font-name-complex="Arial" style:font-size-complex="10pt" style:font-weight-complex="bold"/>
    </style:style>
    <style:style style:name="P22" style:family="paragraph" style:parent-style-name="Standard" style:list-style-name="L2">
      <style:text-properties style:font-name="Arial" fo:font-size="11pt" fo:language="ca" fo:country="ES" fo:font-weight="normal" officeooo:rsid="002ad5d3" officeooo:paragraph-rsid="002ad5d3" style:font-name-asian="Wingdings" style:font-size-asian="11pt" style:font-weight-asian="normal" style:font-name-complex="Arial" style:font-size-complex="11pt" style:font-weight-complex="normal"/>
    </style:style>
    <style:style style:name="P23" style:family="paragraph" style:parent-style-name="Standard" style:list-style-name="L2">
      <style:text-properties style:font-name="Arial" fo:font-size="11pt" fo:language="ca" fo:country="ES" fo:font-weight="normal" officeooo:rsid="0029514f" officeooo:paragraph-rsid="0029514f" style:font-name-asian="Wingdings" style:font-size-asian="11pt" style:font-weight-asian="normal" style:font-name-complex="Arial" style:font-size-complex="11pt" style:font-weight-complex="normal"/>
    </style:style>
    <style:style style:name="P24" style:family="paragraph" style:parent-style-name="Standard" style:list-style-name="L3">
      <style:text-properties style:font-name="Arial" fo:font-size="11pt" fo:language="ca" fo:country="ES" fo:font-weight="normal" officeooo:rsid="002fdc3f" officeooo:paragraph-rsid="002fdc3f" style:font-name-asian="Wingdings" style:font-size-asian="11pt" style:font-weight-asian="normal" style:font-name-complex="Arial" style:font-size-complex="11pt" style:font-weight-complex="normal"/>
    </style:style>
    <style:style style:name="P25" style:family="paragraph" style:parent-style-name="Standard" style:list-style-name="L4">
      <style:text-properties style:font-name="Arial" fo:font-size="11pt" fo:language="ca" fo:country="ES" fo:font-weight="normal" officeooo:rsid="0029514f" officeooo:paragraph-rsid="0029514f" style:font-size-asian="11pt" style:font-weight-asian="normal" style:font-size-complex="11pt" style:font-weight-complex="normal"/>
    </style:style>
    <style:style style:name="P26" style:family="paragraph" style:parent-style-name="Standard" style:list-style-name="L5">
      <style:text-properties style:font-name="Arial" fo:font-size="11pt" fo:language="ca" fo:country="ES" fo:font-weight="normal" officeooo:rsid="0029514f" officeooo:paragraph-rsid="0029514f" style:font-size-asian="11pt" style:font-weight-asian="normal" style:font-size-complex="11pt" style:font-weight-complex="normal"/>
    </style:style>
    <style:style style:name="P27" style:family="paragraph" style:parent-style-name="Standard" style:list-style-name="L2">
      <style:text-properties fo:color="#000000" style:font-name="Arial" fo:font-size="14pt" fo:language="ca" fo:country="ES" fo:font-weight="bold" officeooo:rsid="00339569" officeooo:paragraph-rsid="0036214a" style:font-name-asian="Times New Roman" style:font-size-asian="14pt" style:font-weight-asian="bold" style:font-name-complex="Arial" style:font-size-complex="14pt" style:language-complex="ar" style:country-complex="SA" style:font-weight-complex="bold"/>
    </style:style>
    <style:style style:name="P28" style:family="paragraph" style:parent-style-name="Standard" style:master-page-name="Standard">
      <style:paragraph-properties style:page-number="auto"/>
      <style:text-properties style:font-name="Arial" fo:font-size="14pt" fo:language="ca" fo:country="ES" officeooo:rsid="002b4d75" officeooo:paragraph-rsid="0032feb8" style:font-size-asian="14pt" style:font-name-complex="Arial" style:font-size-complex="14pt"/>
    </style:style>
    <style:style style:name="T1" style:family="text">
      <style:text-properties officeooo:rsid="000bc332"/>
    </style:style>
    <style:style style:name="T2" style:family="text">
      <style:text-properties officeooo:rsid="00289056"/>
    </style:style>
    <style:style style:name="T3" style:family="text">
      <style:text-properties officeooo:rsid="0029bd0a"/>
    </style:style>
    <style:style style:name="T4" style:family="text">
      <style:text-properties officeooo:rsid="00146ddf"/>
    </style:style>
    <style:style style:name="T5" style:family="text">
      <style:text-properties style:font-name="Arial" fo:font-size="9pt" style:font-size-asian="9pt" style:font-name-complex="Arial"/>
    </style:style>
    <style:style style:name="T6" style:family="text">
      <style:text-properties style:font-name="Arial" fo:font-size="9pt" fo:font-weight="normal" style:font-size-asian="9pt" style:font-weight-asian="normal" style:font-name-complex="Arial" style:font-weight-complex="normal"/>
    </style:style>
    <style:style style:name="T7" style:family="text">
      <style:text-properties style:font-name="Arial" fo:font-size="11pt" fo:language="ca" fo:country="ES" fo:font-weight="bold" officeooo:rsid="002fdc3f" style:font-name-asian="Wingdings" style:font-size-asian="11pt" style:font-weight-asian="bold" style:font-name-complex="Arial" style:font-size-complex="11pt" style:font-weight-complex="bold"/>
    </style:style>
    <style:style style:name="T8" style:family="text">
      <style:text-properties style:font-name="Arial" fo:font-size="11pt" fo:language="ca" fo:country="ES" fo:font-weight="normal" officeooo:rsid="002fdc3f" style:font-name-asian="Wingdings" style:font-size-asian="11pt" style:font-weight-asian="normal" style:font-name-complex="Arial" style:font-size-complex="11pt" style:font-weight-complex="normal"/>
    </style:style>
    <style:style style:name="T9" style:family="text">
      <style:text-properties style:font-name="Arial" fo:font-size="11pt" fo:language="ca" fo:country="ES" fo:font-weight="normal" officeooo:rsid="0038b9ec" style:font-name-asian="Wingdings" style:font-size-asian="11pt" style:font-weight-asian="normal" style:font-name-complex="Arial" style:font-size-complex="11pt" style:font-weight-complex="normal"/>
    </style:style>
    <style:style style:name="T10" style:family="text">
      <style:text-properties style:font-name="Arial" fo:font-size="11pt" fo:language="ca" fo:country="ES" fo:font-weight="normal" officeooo:rsid="003bb368" style:font-name-asian="Wingdings" style:font-size-asian="11pt" style:font-weight-asian="normal" style:font-name-complex="Arial" style:font-size-complex="11pt" style:font-weight-complex="normal"/>
    </style:style>
    <style:style style:name="T11" style:family="text">
      <style:text-properties style:font-name="Arial" fo:font-size="11pt" fo:language="es" fo:country="ES" fo:font-weight="normal" officeooo:rsid="002fdc3f" style:font-name-asian="Wingdings" style:font-size-asian="11pt" style:font-weight-asian="normal" style:font-name-complex="Arial" style:font-size-complex="11pt" style:language-complex="ar" style:country-complex="SA" style:font-weight-complex="normal"/>
    </style:style>
    <style:style style:name="T12" style:family="text">
      <style:text-properties fo:font-weight="normal" style:font-weight-asian="normal" style:font-weight-complex="normal"/>
    </style:style>
    <style:style style:name="T13" style:family="text">
      <style:text-properties officeooo:rsid="002ad5d3"/>
    </style:style>
    <style:style style:name="T14" style:family="text">
      <style:text-properties officeooo:rsid="002cc825"/>
    </style:style>
    <style:style style:name="T15" style:family="text">
      <style:text-properties fo:font-weight="bold" style:font-weight-asian="bold" style:font-weight-complex="bold"/>
    </style:style>
    <style:style style:name="T16" style:family="text">
      <style:text-properties fo:font-weight="bold" officeooo:rsid="002d6619" style:font-weight-asian="bold" style:font-weight-complex="bold"/>
    </style:style>
    <style:style style:name="T17" style:family="text">
      <style:text-properties officeooo:rsid="002d6619"/>
    </style:style>
    <style:style style:name="T18" style:family="text">
      <style:text-properties officeooo:rsid="002fdc3f"/>
    </style:style>
    <style:style style:name="T19" style:family="text">
      <style:text-properties officeooo:rsid="0016c41d"/>
    </style:style>
    <style:style style:name="T20" style:family="text">
      <style:text-properties officeooo:rsid="001677a2"/>
    </style:style>
    <style:style style:name="T21" style:family="text">
      <style:text-properties officeooo:rsid="003db44d"/>
    </style:style>
    <style:style style:name="T22" style:family="text">
      <style:text-properties officeooo:rsid="00275abb"/>
    </style:style>
    <style:style style:name="T23" style:family="text">
      <style:text-properties officeooo:rsid="0032feb8"/>
    </style:style>
    <style:style style:name="T24" style:family="text">
      <style:text-properties officeooo:rsid="00355761"/>
    </style:style>
    <style:style style:name="T25" style:family="text">
      <style:text-properties fo:color="#000000" style:font-name="Arial" fo:font-size="11pt" fo:language="ca" fo:country="ES" fo:font-weight="normal" officeooo:rsid="0038b9ec" style:font-name-asian="Wingdings" style:font-size-asian="11pt" style:font-weight-asian="normal" style:font-name-complex="Arial" style:font-size-complex="11pt" style:language-complex="ar" style:country-complex="SA" style:font-weight-complex="normal"/>
    </style:style>
    <style:style style:name="T26" style:family="text">
      <style:text-properties officeooo:rsid="0036214a"/>
    </style:style>
    <style:style style:name="T27" style:family="text">
      <style:text-properties officeooo:rsid="003bba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4cm" fo:text-indent="-0.635cm" fo:margin-left="1.37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9cm" fo:text-indent="-0.635cm" fo:margin-left="2.00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4cm" fo:text-indent="-0.635cm" fo:margin-left="2.64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9cm" fo:text-indent="-0.635cm" fo:margin-left="3.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4cm" fo:text-indent="-0.635cm" fo:margin-left="3.91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9cm" fo:text-indent="-0.635cm" fo:margin-left="4.54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4cm" fo:text-indent="-0.635cm" fo:margin-left="5.18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9cm" fo:text-indent="-0.635cm" fo:margin-left="5.81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4cm" fo:text-indent="-0.635cm" fo:margin-left="6.45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9cm" fo:text-indent="-0.635cm" fo:margin-left="7.089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20">S</text:span>egona convocatòria UF<text:span text:style-name="T23">3</text:span> <text:span text:style-name="T20">(primera part)</text:span>.</text:p>
      <text:p text:style-name="P7"/>
      <text:p text:style-name="P8">Instruccions</text:p>
      <text:list xml:id="list53293595" text:style-name="L1">
        <text:list-item>
          <text:p text:style-name="P18">Per fer <text:span text:style-name="T21">aquesta primera part de </text:span>l'examen, <text:span text:style-name="T22">podeu consultar els apunts i Internet.</text:span></text:p>
        </text:list-item>
        <text:list-item>
          <text:p text:style-name="P21"><text:span text:style-name="T12">Òbviament </text:span>és individual.</text:p>
        </text:list-item>
        <text:list-item>
          <text:p text:style-name="P19">Heu de lliurar un document en format PDF.</text:p>
        </text:list-item>
        <text:list-item>
          <text:p text:style-name="P20">Podeu fer els supòsits raonables que creieu sempre que ho poseu per escrit i no contradiguin l’enunciat.</text:p>
        </text:list-item>
        <text:list-item>
          <text:p text:style-name="P21">Atenció! S’han de respondre els <text:span text:style-name="T23">3</text:span> <text:span text:style-name="T23">Exercicis</text:span>. Si es deixa alg<text:span text:style-name="T19">un punt</text:span> sense respondre (o amb una resposta molt fluixa), aquesta prova quedarà suspesa.</text:p>
        </text:list-item>
      </text:list>
      <text:p text:style-name="P3"/>
      <text:p text:style-name="P3"/>
      <text:p text:style-name="P3"/>
      <text:p text:style-name="P9">Exercici 1</text:p>
      <text:p text:style-name="P4">A partir de la llista de requeriments de l'enunciat:</text:p>
      <text:list xml:id="list920627734" text:style-name="L2">
        <text:list-item>
          <text:p text:style-name="P22">Especifica els requisits o requeriments (fes una llista)</text:p>
        </text:list-item>
        <text:list-item>
          <text:p text:style-name="P23">Troba <text:span text:style-name="T13">quins son els </text:span>actors del sistema <text:span text:style-name="T18">(enumera'ls, i explica per sobre el seu rol)</text:span>.</text:p>
        </text:list-item>
        <text:list-item>
          <text:p text:style-name="P23">Per cadascun, enuncia la seva llista de casos d’ús</text:p>
          <text:p text:style-name="P27">*EN EL ZIP* → «ex1_m5_uf3.<text:span text:style-name="T27">txt</text:span>»</text:p>
        </text:list-item>
      </text:list>
      <text:p text:style-name="P4"/>
      <text:p text:style-name="P9">Exercici 2</text:p>
      <text:p text:style-name="P17">Dibuixar el diagrama de casos d’ús.</text:p>
      <text:p text:style-name="P3"/>
      <text:p text:style-name="P10">*EN EL ZIP* → «<text:span text:style-name="T24">E</text:span>x2.dia»</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Exercici 3</text:p>
      <text:p text:style-name="P5">Fes una descripció de <text:span text:style-name="T17">tots i </text:span>cadascun dels casos d'us trobat<text:span text:style-name="T18">s</text:span>, <text:span text:style-name="T16">explicant amb detall</text:span><text:span text:style-name="T15"> </text:span><text:span text:style-name="T16">la funcionalitat</text:span><text:span text:style-name="T17"> (cinc - sis línies per cadascun mínim).</text:span></text:p>
      <text:list xml:id="list1631554909" text:style-name="L3">
        <text:list-item>
          <text:p text:style-name="P24">Fes una explicació general del cas d'us.</text:p>
        </text:list-item>
        <text:list-item>
          <text:p text:style-name="P24">Explica la seqüència d'informació que s'envia (i es rep) en el diàleg entre el nostre sistema i el/els actor(s).</text:p>
        </text:list-item>
      </text:list>
      <text:p text:style-name="P11"><text:span text:style-name="T7">reservar</text:span><text:span text:style-name="T8"><text:line-break/>El cliente puede decidir </text:span><text:span text:style-name="T9">si </text:span><text:span text:style-name="T8">reservar <text:s/>por teléfono </text:span><text:span text:style-name="T9">o</text:span><text:span text:style-name="T8"> por internet, </text:span><text:span text:style-name="T25">Los datos necesarios para reservar son</text:span><text:span text:style-name="T8"> (NºCompte, Nombre, DNI, Tipo de habitación, régimen). En la reserva el cliente deberá enviar qué tipo de habitación quiere reservar (individual, doble, triple, doble uso). Una vez completado la reserva </text:span><text:span text:style-name="T9">el</text:span><text:span text:style-name="T8"> sistema </text:span><text:span text:style-name="T25">asigna</text:span><text:span text:style-name="T8"> </text:span><text:span text:style-name="T9">un</text:span><text:span text:style-name="T8"> número de </text:span><text:span text:style-name="T11">habitación</text:span><text:span text:style-name="T8">, </text:span><text:span text:style-name="T9">y </text:span><text:span text:style-name="T25">retorna</text:span><text:span text:style-name="T9"> un</text:span><text:span text:style-name="T8"> resumen de la información introducida, </text:span><text:span text:style-name="T9">resumen </text:span><text:span text:style-name="T8">de </text:span><text:span text:style-name="T9">las </text:span><text:span text:style-name="T8">actividades a las que puede acceder y su factura.<text:line-break/><text:line-break/></text:span><text:span text:style-name="T7">modificar reserva</text:span><text:span text:style-name="T8"><text:line-break/>Si el cliente quiere modificar la reserva podrá modificar el nombre, DNI, número de cuenta bancaria, tipo de habitación y el régimen. Cuando el cliente realice alguna de estas modificaciones el sistema generará un nuevo número de reserva, pero si el usuario no hace ninguna modificación de las anteriores el número de reserva se queda igual, Si modificamos el tipo de habitación el sistema cambiará la habitación de hotel.<text:line-break/>En caso de que algún cliente quiera anular una reserva deberá introducir el número de reserva para que el sistema lo </text:span><text:span text:style-name="T25">elimine</text:span><text:span text:style-name="T8">.<text:line-break/><text:line-break/></text:span><text:span text:style-name="T7">actividades</text:span><text:span text:style-name="T8"><text:line-break/>Para que un cliente con pensión completa pueda acceder a una actividad tiene que dar al sistema el número de habitación y el código de actividad. En ese momento el sistema generará un número de </text:span><text:span text:style-name="T10">2</text:span><text:span text:style-name="T8"> cifras que será el código de reserva para participar en la actividad.<text:line-break/>Si un cliente quiere modificar una actividad deberá dar el número de código de la reserva para la actividad y si desea anular la participación en una actividad también deberá hacerlo<text:line-break/>Los clientes podrán solicitar al sistema el servicio de despertador, para solicitarlo deberán dar el número de habitación y la hora a la que quiere el despertador</text:span></text:p>
      <text:p text:style-name="P3"/>
      <text:p text:style-name="P3"/>
      <text:p text:style-name="P3"/>
      <text:p text:style-name="P9"/>
      <text:p text:style-name="P16">Enunciat</text:p>
      <text:p text:style-name="P4">Per dissenyar el sistema informàtic que gestiona un HOTEL, hem de tenir en compte els requeriments funcionals i no necessaris llistats a continuació.</text:p>
      <text:list xml:id="list256989636" text:style-name="L4">
        <text:list-item>
          <text:p text:style-name="P25">Una persona pot reservar una habitació a l’hotel <text:span text:style-name="T17">(per telèfon o Internet)</text:span>.</text:p>
        </text:list-item>
        <text:list-item>
          <text:p text:style-name="P25">Per fer una reserva, s’ha d’indicar el nom, DNI, número de compte bancari, tipus d’habitació (individual, doble, triple, doble d’ús individual) i el règim (només desdejuni - AD, mitja pensió - MP, pensió completa - PC). El sistema generarà un número de reserva format per un número de 4 xifres.</text:p>
        </text:list-item>
        <text:list-item>
          <text:p text:style-name="P25">El número de compte bancari està format per un número de 12 xifres.</text:p>
        </text:list-item>
        <text:list-item>
          <text:p text:style-name="P25">D’una reserva es pot canviar el nom, DNI, número de compte bancari, tipus d’habitació i el règim. Per fer qualsevol canvi a una reserva, s’ha de proporcionar el número de reserva.</text:p>
        </text:list-item>
        <text:list-item>
          <text:p text:style-name="P25">D’una reserva NO es pot modificar el número de reserva.</text:p>
        </text:list-item>
        <text:list-item>
          <text:p text:style-name="P25">Al fer una reserva, se li associarà una habitació, que quedarà associada a la reserva. L’habitació es marcarà com reservada.</text:p>
        </text:list-item>
        <text:list-item>
          <text:p text:style-name="P25">Si d’una reserva es modifica el tipus d’habitació, també s’haurà de modificar l’habitació associada.</text:p>
        </text:list-item>
        <text:list-item>
          <text:p text:style-name="P25">En qualsevol moment es pot anular una reserva. Per fer-ho s’ha de donar el número de reserva. L’habitació es marcarà com NO reservada.</text:p>
        </text:list-item>
        <text:list-item>
          <text:p text:style-name="P25">Una persona allotjada a l’hotel en règim de pensió completa es pot apuntar a les activitats del club social. Per fer-ho, s’ha de donar el número de habitació i el codi de l’activitat. El sistema generarà un número de 2 xifres (codi de reserva d’activitat).</text:p>
        </text:list-item>
        <text:list-item>
          <text:p text:style-name="P25">Una persona allotjada a l’hotel en règim de pensió completa pot modificar les activitats del club social a les que està apuntada. Per fer-ho, s’ha de proporcionar el codi de reserva d’activitat i el codi de la nova activitat. El sistema generarà un nou codi de reserva d’activitat.</text:p>
        </text:list-item>
        <text:list-item>
          <text:p text:style-name="P25">Una persona allotjada a l’hotel en règim de pensió completa pot desapuntar-se d’activitats del club social. Per fer-ho, s’ha de proporcionar el codi de reserva d’activitat.</text:p>
        </text:list-item>
        <text:list-item>
          <text:p text:style-name="P25">Una persona no es pot allotjar a l’hotel si no té una reserva.</text:p>
        </text:list-item>
        <text:list-item>
          <text:p text:style-name="P25">Quan una persona vol fer efectiva la seva reserva, ha de donar el número de reserva. El sistema li proporcionarà el número d’habitació.</text:p>
        </text:list-item>
        <text:list-item>
          <text:p text:style-name="P25">Si la reserva es d’una habitació doble o triple, en el moment de fer efectiva la reserva, s’ha de proporcionar el nom i DNI de totes les persones que s’allotjaran a l’habitació. Les persones que s’allotjaran a l’habitació no tenen perquè coincidir amb la persona que ha fet la reserva. L’habitació es marcarà com ocupada.</text:p>
        </text:list-item>
        <text:list-item>
          <text:p text:style-name="P25">Quan una persona abandona l’hotel, ha de fer efectiva la sortida. Per fer-ho s’ha de donar el número d’habitació.</text:p>
        </text:list-item>
        <text:list-item>
          <text:p text:style-name="P25"><text:soft-page-break/>S’ha de mantenir la llista d’activitats del club social.</text:p>
        </text:list-item>
        <text:list-item>
          <text:p text:style-name="P25">Per afegir una nova activitat, s’ha d’afegir el nom, l’hora a la que es realitza i el número de places. El sistema generarà un codi d’activitat format per dues lletres.</text:p>
        </text:list-item>
        <text:list-item>
          <text:p text:style-name="P25">D’una activitat es pot modificar el nom, l’hora i el número de places. Per fer-ho, s’ha de proporcionar el codi d’activitat. Quan es faci una modificació a una activitat, s’haurà d’informar a les persones apuntades a través del número d’habitació.</text:p>
        </text:list-item>
        <text:list-item>
          <text:p text:style-name="P25">Una activitat es pot donar de baixa. Per fer-ho, s’ha de proporcionar el codi d’activitat. Quan es doni de baixa una activitat, s’haurà d’informar a les persones apuntades a través del número d’habitació.</text:p>
        </text:list-item>
        <text:list-item>
          <text:p text:style-name="P25">Una persona allotjada a l’hotel pot demanar el servei de despertador. Per fer-ho ha de donar el número d’habitació i l’hora pel despertador. L’habitació es marcarà amb el servei despertador activat a l’hora corresponent.</text:p>
        </text:list-item>
        <text:list-item>
          <text:p text:style-name="P25">Una persona allotjada a l’hotel pot modificar l’hora del servei de despertador. Per fer-ho ha de donar el número d’habitació i la nova hora pel despertador. Es modificarà l’hora associada al servei despertador a l’habitació</text:p>
        </text:list-item>
        <text:list-item>
          <text:p text:style-name="P25">Una persona allotjada a l’hotel pot anular el servei de despertador. Per fer-ho ha de donar el número d’habitació. L’habitació es marcarà amb el servei despertador desactivat.</text:p>
        </text:list-item>
        <text:list-item>
          <text:p text:style-name="P25">Totes les activitats del club social tindran associat un instructor. Si es modifica l’hora d’una activitat, s’haurà de canviar l’instructor si l’assignat no està disponible.</text:p>
        </text:list-item>
        <text:list-item>
          <text:p text:style-name="P25">Una persona al realitzar una reserva es considera client de l’hotel, és a dir, quan s’ha fer la reserva i la persona obté el número de reserva, si vol fer qualsevol operació, serà considerada client.</text:p>
        </text:list-item>
        <text:list-item>
          <text:p text:style-name="P25">Una persona pot demanar informació de l’hotel (tipus d’habitacions de que disposa, règims d’allotjament i activitats del club social). Per fer-ho ha de donar la seva adreça email.</text:p>
        </text:list-item>
        <text:list-item>
          <text:p text:style-name="P25">El codis generats automàticament pel sistema NO es poden modificar. Aquests codis seran els identificadors dels elements a la base de dades (número de reserva i codi de reserva d’activitat). El número d’habitació i el codi d’instructor tampoc es poden modificar perquè són dades que fa servir el sistema que provenen de sistemes externs.</text:p>
        </text:list-item>
        <text:list-item>
          <text:p text:style-name="P25">S’ha d’implementar la base de dades corresponent.</text:p>
        </text:list-item>
        <text:list-item>
          <text:p text:style-name="P25">No poden existir dues reserves, activitats, números d’habitació i codis d’instructor que siguin iguals.</text:p>
        </text:list-item>
        <text:list-item>
          <text:p text:style-name="P25">El DNI està format per 8 números i 1 lletra. Aquesta lletra es calcula a partir dels 8 números que formen el DNI.</text:p>
        </text:list-item>
        <text:list-item>
          <text:p text:style-name="P25">El número d’habitació és un número format per 3 xifres.</text:p>
        </text:list-item>
        <text:list-item>
          <text:p text:style-name="P25">El nom d’una persona i el nom d’una activitat estan formats només per lletres.</text:p>
        </text:list-item>
        <text:list-item>
          <text:p text:style-name="P25"><text:soft-page-break/>Les hores han de complir amb el següent format: hh:mm:ss (h hores, m minuts, s segons).</text:p>
        </text:list-item>
        <text:list-item>
          <text:p text:style-name="P25">El número de places és un número format per 2 xifres.</text:p>
        </text:list-item>
        <text:list-item>
          <text:p text:style-name="P25">El codi d’instructor està format per 2 lletres i 2 números.</text:p>
        </text:list-item>
      </text:list>
      <text:p text:style-name="P4"/>
      <text:p text:style-name="P6"><text:span text:style-name="T12">Requeriments</text:span> no necessaris:</text:p>
      <text:list xml:id="list1319326195" text:style-name="L5">
        <text:list-item>
          <text:p text:style-name="P26">C<text:span text:style-name="T14">ó</text:span>m es cobra una reserva.</text:p>
        </text:list-item>
        <text:list-item>
          <text:p text:style-name="P26">C<text:span text:style-name="T14">ó</text:span>m s’assignen els instructors a les activitats del club social.</text:p>
        </text:list-item>
        <text:list-item>
          <text:p text:style-name="P26">Alta, baixa i modificació de les habitacions de l’hotel.</text:p>
        </text:list-item>
      </text:list>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style:font-name="Arial" fo:font-family="Arial" style:font-family-generic="swiss" style:font-pitch="variable" fo:font-size="10pt" fo:language="es" fo:country="ES"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106cm" fo:margin-bottom="0cm" loext:contextual-spacing="false" fo:keep-with-next="always"/>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106cm" fo:margin-bottom="0cm" loext:contextual-spacing="false" fo:keep-with-next="always">
        <style:tab-stops>
          <style:tab-stop style:position="0.25cm"/>
        </style:tab-stops>
      </style:paragraph-properties>
      <style:text-properties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25cm"/>
        </style:tab-stops>
      </style:paragraph-properties>
      <style:text-properties style:font-name="Arial" fo:font-family="Arial" style:font-family-generic="swiss" style:font-pitch="variable" fo:font-size="10pt" fo:language="en" fo:country="GB" style:font-size-asian="10pt" style:font-name-complex="Arial"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176cm" fo:margin-bottom="0.176cm" loext:contextual-spacing="false" fo:line-height="100%"/>
      <style:text-properties style:font-name="Arial"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3">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Wingdings"/>
      </text:list-level-style-bullet>
      <text:list-level-style-bullet text:level="2" text:style-name="WW8Num6z1" text:bullet-char="o">
        <style:list-level-properties text:space-before="1.905cm" text:min-label-width="0.635cm"/>
        <style:text-properties fo:font-family="'Courier New'" style:font-family-generic="modern" style:font-pitch="fixed"/>
      </text:list-level-style-bullet>
      <text:list-level-style-bullet text:level="3" text:style-name="WW8Num6z0"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fo:font-family="'Courier New'" style:font-family-generic="modern" style:font-pitch="fixed"/>
      </text:list-level-style-bullet>
      <text:list-level-style-bullet text:level="6" text:style-name="WW8Num6z0"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fo:font-family="'Courier New'" style:font-family-generic="modern" style:font-pitch="fixed"/>
      </text:list-level-style-bullet>
      <text:list-level-style-bullet text:level="9" text:style-name="WW8Num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635cm"/>
      </text:list-level-style-number>
      <text:list-level-style-number text:level="2" style:num-prefix="4."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start-value="2">
        <style:list-level-properties text:min-label-width="0.635cm"/>
      </text:list-level-style-number>
      <text:list-level-style-number text:level="2" style:num-suffix="." style:num-format="1" text:start-value="3" text:display-levels="2">
        <style:list-level-properties text:space-before="1.249cm" text:min-label-width="1.27cm"/>
      </text:list-level-style-number>
      <text:list-level-style-number text:level="3" style:num-suffix="." style:num-format="1" text:display-levels="3">
        <style:list-level-properties text:space-before="2.498cm" text:min-label-width="1.27cm"/>
      </text:list-level-style-number>
      <text:list-level-style-number text:level="4" style:num-suffix="." style:num-format="1" text:display-levels="4">
        <style:list-level-properties text:space-before="3.747cm" text:min-label-width="1.905cm"/>
      </text:list-level-style-number>
      <text:list-level-style-number text:level="5" style:num-suffix="." style:num-format="1" text:display-levels="5">
        <style:list-level-properties text:space-before="4.995cm" text:min-label-width="1.905cm"/>
      </text:list-level-style-number>
      <text:list-level-style-number text:level="6" style:num-suffix="." style:num-format="1" text:display-levels="6">
        <style:list-level-properties text:space-before="6.244cm" text:min-label-width="2.54cm"/>
      </text:list-level-style-number>
      <text:list-level-style-number text:level="7" style:num-suffix="." style:num-format="1" text:display-levels="7">
        <style:list-level-properties text:space-before="7.493cm" text:min-label-width="2.54cm"/>
      </text:list-level-style-number>
      <text:list-level-style-number text:level="8" style:num-suffix="." style:num-format="1" text:display-levels="8">
        <style:list-level-properties text:space-before="8.742cm" text:min-label-width="3.175cm"/>
      </text:list-level-style-number>
      <text:list-level-style-number text:level="9" style:num-suffix="."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prefix="1."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Arial"/>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25cm"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prefix="1."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lfaen"/>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Wingdings"/>
      </text:list-level-style-bullet>
      <text:list-level-style-bullet text:level="2" text:style-name="WW8Num17z1" text:bullet-char="o">
        <style:list-level-properties text:space-before="1.905cm" text:min-label-width="0.635cm"/>
        <style:text-properties fo:font-family="'Courier New'" style:font-family-generic="modern" style:font-pitch="fixed"/>
      </text:list-level-style-bullet>
      <text:list-level-style-bullet text:level="3" text:style-name="WW8Num17z0" text:bullet-char="">
        <style:list-level-properties text:space-before="3.175cm" text:min-label-width="0.635cm"/>
        <style:text-properties style:font-name="Wingdings"/>
      </text:list-level-style-bullet>
      <text:list-level-style-bullet text:level="4" text:style-name="WW8Num17z3"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fo:font-family="'Courier New'" style:font-family-generic="modern" style:font-pitch="fixed"/>
      </text:list-level-style-bullet>
      <text:list-level-style-bullet text:level="6" text:style-name="WW8Num17z0" text:bullet-char="">
        <style:list-level-properties text:space-before="6.985cm" text:min-label-width="0.635cm"/>
        <style:text-properties style:font-name="Wingdings"/>
      </text:list-level-style-bullet>
      <text:list-level-style-bullet text:level="7" text:style-name="WW8Num17z3"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fo:font-family="'Courier New'" style:font-family-generic="modern" style:font-pitch="fixed"/>
      </text:list-level-style-bullet>
      <text:list-level-style-bullet text:level="9" text:style-name="WW8Num1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prefix="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fo:font-family="'Courier New'" style:font-family-generic="modern" style:font-pitch="fixed"/>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fo:font-family="'Courier New'" style:font-family-generic="modern" style:font-pitch="fixed"/>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fo:font-family="'Courier New'" style:font-family-generic="modern" style:font-pitch="fixed"/>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prefix="3."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3" style:family="table">
      <style:table-properties style:width="16.342cm" fo:margin-left="0.012cm" fo:margin-right="-0.004cm" table:align="margins" style:writing-mode="lr-tb"/>
    </style:style>
    <style:style style:name="Taula13.A" style:family="table-column">
      <style:table-column-properties style:column-width="13.462cm" style:rel-column-width="53984*"/>
    </style:style>
    <style:style style:name="Taula13.B" style:family="table-column">
      <style:table-column-properties style:column-width="2.88cm" style:rel-column-width="11551*"/>
    </style:style>
    <style:style style:name="Taula13.1" style:family="table-row">
      <style:table-row-properties style:min-row-height="2.085cm" fo:keep-together="auto"/>
    </style:style>
    <style:style style:name="Taula13.A1" style:family="table-cell">
      <style:table-cell-properties style:vertical-align="middle" fo:padding="0.101cm" fo:border-left="none" fo:border-right="none" fo:border-top="none" fo:border-bottom="0.5pt solid #000000" style:writing-mode="lr-tb"/>
    </style:style>
    <style:style style:name="Taula13.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ula12" style:family="table">
      <style:table-properties style:width="16.342cm" fo:margin-left="0.012cm" fo:margin-right="-0.004cm" table:align="margins" style:writing-mode="lr-tb"/>
    </style:style>
    <style:style style:name="Taula12.A" style:family="table-column">
      <style:table-column-properties style:column-width="13.36cm" style:rel-column-width="53573*"/>
    </style:style>
    <style:style style:name="Taula12.B" style:family="table-column">
      <style:table-column-properties style:column-width="2.983cm" style:rel-column-width="11962*"/>
    </style:style>
    <style:style style:name="Taula12.1" style:family="table-row">
      <style:table-row-properties style:min-row-height="0.882cm" fo:keep-together="always"/>
    </style:style>
    <style:style style:name="Taula12.A1" style:family="table-cell">
      <style:table-cell-properties style:vertical-align="middle" fo:padding="0.101cm" fo:border="none" style:writing-mode="lr-tb"/>
    </style:style>
    <style:style style:name="Taula12.B1" style:family="table-cell">
      <style:table-cell-properties style:vertical-align="top" fo:padding-left="0.123cm" fo:padding-right="0.123cm" fo:padding-top="0cm" fo:padding-bottom="0cm" fo:border="none" style:writing-mode="lr-tb"/>
    </style:style>
    <style:style style:name="MP1" style:family="paragraph" style:parent-style-name="Heading_20_1">
      <style:paragraph-properties fo:line-height="100%" fo:text-align="center" style:justify-single-word="false"/>
      <style:text-properties style:font-name="Arial" fo:font-size="15pt" fo:font-weight="normal" officeooo:rsid="000a7b6c" officeooo:paragraph-rsid="000a7b6c" style:font-size-asian="15pt" style:font-weight-asian="normal" style:font-name-complex="Arial" style:font-size-complex="15pt" style:font-weight-complex="normal"/>
    </style:style>
    <style:style style:name="MP2" style:family="paragraph" style:parent-style-name="Standard">
      <style:paragraph-properties fo:line-height="100%"/>
      <style:text-properties style:font-name="Arial" fo:font-size="14pt" officeooo:paragraph-rsid="00289056" style:font-size-asian="14pt" style:font-name-complex="Arial" style:font-size-complex="14pt"/>
    </style:style>
    <style:style style:name="MP3"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MP4" style:family="paragraph" style:parent-style-name="Footnote">
      <style:paragraph-properties fo:line-height="100%" style:snap-to-layout-grid="false"/>
      <style:text-properties officeooo:paragraph-rsid="00126f87"/>
    </style:style>
    <style:style style:name="MP5" style:family="paragraph" style:parent-style-name="Footnote">
      <style:paragraph-properties fo:line-height="100%" style:snap-to-layout-grid="false"/>
    </style:style>
    <style:style style:name="MP6" style:family="paragraph" style:parent-style-name="Footnote">
      <style:text-properties fo:font-size="5pt" style:font-size-asian="5pt"/>
    </style:style>
    <style:style style:name="MT1" style:family="text">
      <style:text-properties officeooo:rsid="000bc332"/>
    </style:style>
    <style:style style:name="MT2" style:family="text">
      <style:text-properties officeooo:rsid="00289056"/>
    </style:style>
    <style:style style:name="MT3" style:family="text">
      <style:text-properties officeooo:rsid="0029bd0a"/>
    </style:style>
    <style:style style:name="MT4" style:family="text">
      <style:text-properties officeooo:rsid="00146ddf"/>
    </style:style>
    <style:style style:name="MT5" style:family="text">
      <style:text-properties style:font-name="Arial" fo:font-size="9pt" style:font-size-asian="9pt" style:font-name-complex="Arial"/>
    </style:style>
    <style:style style:name="MT6" style:family="text">
      <style:text-properties style:font-name="Arial" fo:font-size="9pt" fo:font-weight="normal" style:font-size-asian="9pt" style:font-weight-asian="normal" style:font-name-complex="Ari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501cm" fo:margin-left="2.401cm" fo:margin-right="2.247cm" style:writing-mode="lr-tb" style:layout-grid-color="#c0c0c0" style:layout-grid-lines="39" style:layout-grid-base-height="0.388cm" style:layout-grid-ruby-height="0.33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1"><draw:frame draw:style-name="Mfr1" draw:name="gráficos1" text:anchor-type="paragraph" svg:x="13.716cm" svg:y="-0.388cm" svg:width="2.325cm" svg:height="1.953cm" draw:z-index="4"><draw:image xlink:href="Pictures/100000000000080000000800705DBD1FFB966CBC.jpg" xlink:type="simple" xlink:show="embed" xlink:actuate="onLoad" loext:mime-type="image/jpeg"/></draw:frame><text:span text:style-name="MT1">Entorns de desenvolupament</text:span>.</text:p>
              <text:p text:style-name="MP2"><text:span text:style-name="MT2">Introducció al disseny orientat a objectes</text:span> - UF<text:span text:style-name="MT3">3</text:span></text:p>
            </table:table-cell>
            <table:table-cell table:style-name="Taula13.B1" office:value-type="string">
              <text:p text:style-name="MP3"/>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4">Grau superior informàtic<text:span text:style-name="MT4">a</text:span></text:p>
            </table:table-cell>
            <table:table-cell table:style-name="Taula12.B1" office:value-type="string">
              <text:p text:style-name="MP5"><text:span text:style-name="MT5">Pàgina </text:span><text:span text:style-name="MT6"><text:page-number text:select-page="current">5</text:page-number></text:span><text:span text:style-name="MT6"><text:s/>de </text:span><text:span text:style-name="MT6"><text:page-count style:num-format="1">5</text:page-count></text:span></text:p>
            </table:table-cell>
          </table:table-row>
        </table:table>
        <text:p text:style-name="MP6"/>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title>1</dc:title>
    <meta:initial-creator>Josep Vilardell</meta:initial-creator>
    <meta:creation-date>2011-09-13T17:29:00</meta:creation-date>
    <dc:date>2020-06-04T23:35:23.357000000</dc:date>
    <meta:print-date>2011-03-02T18:52:00</meta:print-date>
    <dc:language>ca-ES</dc:language>
    <meta:editing-cycles>69</meta:editing-cycles>
    <meta:editing-duration>PT11H53M10S</meta:editing-duration>
    <meta:document-statistic meta:table-count="2" meta:image-count="1" meta:object-count="0" meta:page-count="5" meta:paragraph-count="65" meta:word-count="1432" meta:character-count="8406" meta:non-whitespace-character-count="7083"/>
    <meta:user-defined meta:name="Info 1"/>
    <meta:user-defined meta:name="Info 2"/>
    <meta:user-defined meta:name="Info 3"/>
    <meta:user-defined meta:name="Info 4"/>
  </office:meta>
</office:document-meta>
</file>